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cc878" officeooo:paragraph-rsid="001cc878"/>
    </style:style>
    <style:style style:name="P2" style:family="paragraph" style:parent-style-name="Subtitle">
      <style:text-properties officeooo:rsid="001cc878" officeooo:paragraph-rsid="001cc878"/>
    </style:style>
    <style:style style:name="P3" style:family="paragraph" style:parent-style-name="Title">
      <style:text-properties officeooo:rsid="001cc878" officeooo:paragraph-rsid="001cc878"/>
    </style:style>
    <style:style style:name="P4" style:family="paragraph" style:parent-style-name="Heading_20_1">
      <style:text-properties officeooo:rsid="001cc878" officeooo:paragraph-rsid="001cc878"/>
    </style:style>
    <style:style style:name="P5" style:family="paragraph" style:parent-style-name="Text_20_body">
      <style:text-properties fo:font-size="18pt" style:text-underline-style="solid" style:text-underline-width="auto" style:text-underline-color="font-color" officeooo:rsid="001cc878" officeooo:paragraph-rsid="001cc87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is is a Sample Document</text:p>
      <text:p text:style-name="P2">Subtitle</text:p>
      <text:p text:style-name="P1"/>
      <text:p text:style-name="P1">Some Body Text</text:p>
      <text:h text:style-name="P4" text:outline-level="1">First Heading</text:h>
      <text:p text:style-name="P1">Some more Body Text</text:p>
      <text:p text:style-name="P5">Underlin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0T14:27:09.685274594</meta:creation-date>
    <meta:editing-cycles>3</meta:editing-cycles>
    <meta:editing-duration>P0D</meta:editing-duration>
    <dc:description>Metadata Comments</dc:description>
    <meta:keyword>Metadata Keywords</meta:keyword>
    <dc:subject>Metadata Subject</dc:subject>
    <dc:title>Metadata Title</dc:title>
    <dc:date>2014-01-20T14:35:02.456622673</dc:date>
    <meta:generator>LibreOffice/4.1.4.2$Linux_X86_64 LibreOffice_project/410m0$Build-2</meta:generator>
    <meta:document-statistic meta:table-count="0" meta:image-count="0" meta:object-count="0" meta:page-count="1" meta:paragraph-count="6" meta:word-count="16" meta:character-count="89" meta:non-whitespace-character-count="79"/>
  </office:meta>
</office:document-meta>
</file>